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2.6283in"/>
    </style:style>
    <style:style style:name="co4" style:family="table-column">
      <style:table-column-properties fo:break-before="auto" style:column-width="2.6071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547in"/>
    </style:style>
    <style:style style:name="co10" style:family="table-column">
      <style:table-column-properties fo:break-before="auto" style:column-width="1.811in"/>
    </style:style>
    <style:style style:name="co11" style:family="table-column">
      <style:table-column-properties fo:break-before="auto" style:column-width="1.6492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fo:background-color="#ff3333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3333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ackground-color="#ff3333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none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23ff23"/>
    </style:style>
    <style:style style:name="ce9" style:family="table-cell" style:parent-style-name="Default" style:data-style-name="N11">
      <style:table-cell-properties fo:border-bottom="0.0008in solid #000000" fo:background-color="#23ff23" fo:border-left="none" fo:border-right="none" fo:border-top="none"/>
    </style:style>
    <style:style style:name="ce10" style:family="table-cell" style:parent-style-name="Default">
      <style:table-cell-properties fo:border-bottom="none" fo:background-color="#00b8ff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ackground-color="#00b8ff"/>
    </style:style>
    <style:style style:name="ce12" style:family="table-cell" style:parent-style-name="Default" style:data-style-name="N11">
      <style:table-cell-properties fo:border-bottom="0.0008in solid #000000" fo:background-color="#00b8ff" fo:border-left="none" fo:border-right="none" fo:border-top="none"/>
    </style:style>
    <style:style style:name="ce13" style:family="table-cell" style:parent-style-name="Default">
      <style:table-cell-properties fo:border-bottom="none" fo:background-color="#23ff23" fo:border-left="none" fo:border-right="0.0008in solid #000000" fo:border-top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none" fo:background-color="#23ff23" fo:border-left="none" fo:border-right="0.0008in solid #000000" fo:border-top="none"/>
    </style:style>
    <style:style style:name="ce15" style:family="table-cell" style:parent-style-name="Default" style:data-style-name="N11">
      <style:table-cell-properties fo:border-bottom="0.0008in solid #000000" fo:background-color="#23ff23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00b8ff" fo:border-left="none" fo:border-right="0.0008in solid #000000" fo:border-top="0.0008in solid #000000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none" fo:background-color="#00b8ff" fo:border-left="none" fo:border-right="0.0008in solid #000000" fo:border-top="none"/>
    </style:style>
    <style:style style:name="ce18" style:family="table-cell" style:parent-style-name="Default" style:data-style-name="N11">
      <style:table-cell-properties fo:border-bottom="0.0008in solid #000000" fo:background-color="#00b8ff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st Graph</text:p>
          </table:table-cell>
          <table:table-cell table:style-name="ce2" office:value-type="string">
            <text:p>2395 Nodes</text:p>
          </table:table-cell>
          <table:table-cell table:style-name="ce3" office:value-type="string">
            <text:p>7462 Edges</text:p>
          </table:table-cell>
          <table:table-cell table:number-columns-repeated="4"/>
        </table:table-row>
        <table:table-row table:style-name="ro1">
          <table:table-cell>
            <draw:frame table:end-cell-address="Sheet1.C23" table:end-x="2.5984in" table:end-y="0.1457in" draw:z-index="0" draw:style-name="gr1" svg:width="5.939in" svg:height="3.861in" svg:x="0.0319in" svg:y="0.0039in">
              <draw:object draw:notify-on-update-of-ranges="Sheet2.B1:Sheet2.B1 Sheet2.B2:Sheet2.B11 Sheet2.A2:Sheet2.A11 Sheet2.D1:Sheet2.D1 Sheet2.D2:Sheet2.D5 Sheet2.A2:Sheet2.A11 Sheet2.C1:Sheet2.C1 Sheet2.C2:Sheet2.C11 Sheet2.A2:Sheet2.A11 Sheet2.E1:Sheet2.E1 Sheet2.E2:Sheet2.E11 Sheet2.A2:Sheet2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1">
          <table:table-cell table:number-columns-repeated="7"/>
        </table:table-row>
        <table:table-row table:style-name="ro1">
          <table:table-cell>
            <draw:frame table:end-cell-address="Sheet1.D48" table:end-x="0.0012in" table:end-y="0.1028in" draw:z-index="1" draw:style-name="gr1" svg:width="5.9925in" svg:height="4.3232in" svg:x="0in" svg:y="0.0303in">
              <draw:object draw:notify-on-update-of-ranges="Sheet2.A13:Sheet2.A22 Sheet2.B12:Sheet2.B12 Sheet2.B13:Sheet2.B22 Sheet2.D12:Sheet2.D12 Sheet2.D13:Sheet2.D22 Sheet2.C12:Sheet2.C12 Sheet2.C13:Sheet2.C22 Sheet2.E12:Sheet2.E12 Sheet2.E13:Sheet2.E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ce5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5" table:default-cell-style-name="ce14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4" office:value-type="string">
            <text:p>Time</text:p>
          </table:table-cell>
          <table:table-cell table:style-name="ce7" office:value-type="string">
            <text:p>Edge Cut – DiDiC – 2</text:p>
          </table:table-cell>
          <table:table-cell table:style-name="ce7" office:value-type="string">
            <text:p>Edge Cut – Ref – 2</text:p>
          </table:table-cell>
          <table:table-cell table:style-name="ce7" office:value-type="string">
            <text:p>Edge Cut – DiDiC – 10</text:p>
          </table:table-cell>
          <table:table-cell table:style-name="ce13" office:value-type="string">
            <text:p>Edge Cut – Ref – 1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percentage" office:value="0.1943">
            <text:p>19.43%</text:p>
          </table:table-cell>
          <table:table-cell office:value-type="percentage" office:value="0.0399">
            <text:p>3.99%</text:p>
          </table:table-cell>
          <table:table-cell office:value-type="percentage" office:value="0.341731439">
            <text:p>34.17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1662">
            <text:p>16.62%</text:p>
          </table:table-cell>
          <table:table-cell office:value-type="percentage" office:value="0.0399">
            <text:p>3.99%</text:p>
          </table:table-cell>
          <table:table-cell office:value-type="percentage" office:value="0.292682927">
            <text:p>29.27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1561">
            <text:p>15.61%</text:p>
          </table:table-cell>
          <table:table-cell office:value-type="percentage" office:value="0.0399">
            <text:p>3.99%</text:p>
          </table:table-cell>
          <table:table-cell office:value-type="percentage" office:value="0.271777003">
            <text:p>27.18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1485">
            <text:p>14.85%</text:p>
          </table:table-cell>
          <table:table-cell office:value-type="percentage" office:value="0.0399">
            <text:p>3.99%</text:p>
          </table:table-cell>
          <table:table-cell office:value-type="percentage" office:value="0.255695524">
            <text:p>25.57%</text:p>
          </table:table-cell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1324">
            <text:p>13.24%</text:p>
          </table:table-cell>
          <table:table-cell office:value-type="percentage" office:value="0.0399">
            <text:p>3.99%</text:p>
          </table:table-cell>
          <table:table-cell/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1118">
            <text:p>11.18%</text:p>
          </table:table-cell>
          <table:table-cell office:value-type="percentage" office:value="0.0399">
            <text:p>3.99%</text:p>
          </table:table-cell>
          <table:table-cell/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0828">
            <text:p>8.28%</text:p>
          </table:table-cell>
          <table:table-cell office:value-type="percentage" office:value="0.0399">
            <text:p>3.99%</text:p>
          </table:table-cell>
          <table:table-cell/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0465">
            <text:p>4.65%</text:p>
          </table:table-cell>
          <table:table-cell office:value-type="percentage" office:value="0.0399">
            <text:p>3.99%</text:p>
          </table:table-cell>
          <table:table-cell/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0157">
            <text:p>1.57%</text:p>
          </table:table-cell>
          <table:table-cell office:value-type="percentage" office:value="0.0399">
            <text:p>3.99%</text:p>
          </table:table-cell>
          <table:table-cell/>
          <table:table-cell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9" office:value-type="percentage" office:value="0.0035">
            <text:p>0.35%</text:p>
          </table:table-cell>
          <table:table-cell table:style-name="ce9" office:value-type="percentage" office:value="0.0399">
            <text:p>3.99%</text:p>
          </table:table-cell>
          <table:table-cell table:style-name="ce9"/>
          <table:table-cell table:style-name="ce15" office:value-type="percentage" office:value="0.143527205">
            <text:p>14.35%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ime</text:p>
          </table:table-cell>
          <table:table-cell table:style-name="ce10" office:value-type="string">
            <text:p>Size Variance – DiDiC – 2</text:p>
          </table:table-cell>
          <table:table-cell table:style-name="ce10" office:value-type="string">
            <text:p>Size Variance – Ref – 2</text:p>
          </table:table-cell>
          <table:table-cell table:style-name="ce10" office:value-type="string">
            <text:p>Size Variance – DiDiC – 10</text:p>
          </table:table-cell>
          <table:table-cell table:style-name="ce16" office:value-type="string">
            <text:p>Size Variance – Ref – 1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percentage" office:value="0.034655532">
            <text:p>3.47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036743215">
            <text:p>3.67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11" office:value-type="percentage" office:value="0.037160752">
            <text:p>3.72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080584551">
            <text:p>8.06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1" office:value-type="percentage" office:value="0.030480167">
            <text:p>3.05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01461378">
            <text:p>10.15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11" office:value-type="percentage" office:value="0.041336117">
            <text:p>4.13%</text:p>
          </table:table-cell>
          <table:table-cell table:style-name="ce11" office:value-type="percentage" office:value="0.000417537">
            <text:p>0.04%</text:p>
          </table:table-cell>
          <table:table-cell table:style-name="ce11" office:value-type="percentage" office:value="0.119415449">
            <text:p>11.94%</text:p>
          </table:table-cell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11" office:value-type="percentage" office:value="0.05302714">
            <text:p>5.30%</text:p>
          </table:table-cell>
          <table:table-cell table:style-name="ce11" office:value-type="percentage" office:value="0.000417537">
            <text:p>0.04%</text:p>
          </table:table-cell>
          <table:table-cell table:style-name="ce11"/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style-name="ce11" office:value-type="percentage" office:value="0.08308977">
            <text:p>8.31%</text:p>
          </table:table-cell>
          <table:table-cell table:style-name="ce11" office:value-type="percentage" office:value="0.000417537">
            <text:p>0.04%</text:p>
          </table:table-cell>
          <table:table-cell table:style-name="ce11"/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11" office:value-type="percentage" office:value="0.224217119">
            <text:p>22.42%</text:p>
          </table:table-cell>
          <table:table-cell table:style-name="ce11" office:value-type="percentage" office:value="0.000417537">
            <text:p>0.04%</text:p>
          </table:table-cell>
          <table:table-cell table:style-name="ce11"/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style-name="ce11" office:value-type="percentage" office:value="0.508977035">
            <text:p>50.90%</text:p>
          </table:table-cell>
          <table:table-cell table:style-name="ce11" office:value-type="percentage" office:value="0.000417537">
            <text:p>0.04%</text:p>
          </table:table-cell>
          <table:table-cell table:style-name="ce11"/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style-name="ce11" office:value-type="percentage" office:value="0.787891441">
            <text:p>78.79%</text:p>
          </table:table-cell>
          <table:table-cell table:style-name="ce11" office:value-type="percentage" office:value="0.000417537">
            <text:p>0.04%</text:p>
          </table:table-cell>
          <table:table-cell table:style-name="ce11"/>
          <table:table-cell table:style-name="ce17" office:value-type="percentage" office:value="0.001670146">
            <text:p>0.17%</text:p>
          </table:table-cell>
          <table:table-cell table:number-columns-repeated="2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2" office:value-type="percentage" office:value="0.918997912">
            <text:p>91.90%</text:p>
          </table:table-cell>
          <table:table-cell table:style-name="ce12" office:value-type="percentage" office:value="0.000417537">
            <text:p>0.04%</text:p>
          </table:table-cell>
          <table:table-cell table:style-name="ce12"/>
          <table:table-cell table:style-name="ce18" office:value-type="percentage" office:value="0.001670146">
            <text:p>0.17%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23:3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Averbuch</meta:initial-creator>
    <meta:creation-date>2010-02-02T18:12:53</meta:creation-date>
    <dc:date>2010-02-02T23:39:41</dc:date>
    <dc:creator>Alex Averbuch</dc:creator>
    <meta:editing-duration>PT05H26M50S</meta:editing-duration>
    <meta:editing-cycles>26</meta:editing-cycles>
    <meta:generator>OpenOffice.org/3.1$Unix OpenOffice.org_project/310m19$Build-9420</meta:generator>
    <meta:document-statistic meta:table-count="3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086cm" svg:height="9.808cm" chart:class="chart:scatter" chart:style-name="ch1">
        <chart:title svg:x="5.757cm" svg:y="0.197cm" chart:style-name="ch2">
          <text:p>Edge-Cut vs Time</text:p>
        </chart:title>
        <chart:subtitle svg:x="5.016cm" svg:y="0.896cm" chart:style-name="ch3">
          <text:p>DiDiC &amp; Reference Algorithm</text:p>
        </chart:subtitle>
        <chart:legend chart:legend-position="end" svg:x="11.251cm" svg:y="4.06cm" chart:style-name="ch4"/>
        <chart:plot-area chart:style-name="ch5" table:cell-range-address="Sheet2.A2:Sheet2.C11 Sheet2.A1:Sheet2.C1 Sheet2.D1:Sheet2.D5 Sheet2.E1:Sheet2.E11" chart:data-source-has-labels="row" svg:x="0.401cm" svg:y="1.543cm" svg:width="10.55cm" svg:height="7.878cm">
          <chart:axis chart:dimension="x" chart:name="primary-x" chart:style-name="ch6">
            <chart:title svg:x="4.824cm" svg:y="9.045cm" chart:style-name="ch7">
              <text:p>DiDiC Iterations</text:p>
            </chart:title>
            <chart:grid chart:style-name="ch8" chart:class="major"/>
          </chart:axis>
          <chart:axis chart:dimension="y" chart:name="primary-y" chart:style-name="ch9">
            <chart:title svg:x="0.302cm" svg:y="6.969cm" chart:style-name="ch10">
              <text:p>Edge-Cut as Percentage</text:p>
            </chart:title>
            <chart:grid chart:style-name="ch8" chart:class="major"/>
          </chart:axis>
          <chart:series chart:style-name="ch11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series chart:style-name="ch12" chart:values-cell-range-address="Sheet2.D2:Sheet2.D5" chart:label-cell-address="Sheet2.D1:Sheet2.D1" chart:class="chart:scatter">
            <chart:data-point chart:repeated="4"/>
          </chart:series>
          <chart:series chart:style-name="ch13" chart:values-cell-range-address="Sheet2.C2:Sheet2.C11" chart:label-cell-address="Sheet2.C1:Sheet2.C1" chart:class="chart:scatter">
            <chart:data-point chart:repeated="10"/>
          </chart:series>
          <chart:series chart:style-name="ch14" chart:values-cell-range-address="Sheet2.E2:Sheet2.E11" chart:label-cell-address="Sheet2.E1:Sheet2.E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Edge Cut – DiDiC – 2</text:p>
              </table:table-cell>
              <table:table-cell office:value-type="string">
                <text:p text:id="Sheet2.D1:Sheet2.D1">Edge Cut – DiDiC – 10</text:p>
              </table:table-cell>
              <table:table-cell office:value-type="string">
                <text:p text:id="Sheet2.C1:Sheet2.C1">Edge Cut – Ref – 2</text:p>
              </table:table-cell>
              <table:table-cell office:value-type="string">
                <text:p text:id="Sheet2.E1:Sheet2.E1">Edge Cut – Ref – 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2:Sheet2.A11">0</text:p>
              </table:table-cell>
              <table:table-cell office:value-type="float" office:value="0.1943">
                <text:p text:id="Sheet2.B2:Sheet2.B11">0.1943</text:p>
              </table:table-cell>
              <table:table-cell office:value-type="float" office:value="0.341731439">
                <text:p text:id="Sheet2.D2:Sheet2.D5">0.341731439</text:p>
              </table:table-cell>
              <table:table-cell office:value-type="float" office:value="0.0399">
                <text:p text:id="Sheet2.C2:Sheet2.C11">0.0399</text:p>
              </table:table-cell>
              <table:table-cell office:value-type="float" office:value="0.143527205">
                <text:p text:id="Sheet2.E2:Sheet2.E11">0.143527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62">
                <text:p>0.1662</text:p>
              </table:table-cell>
              <table:table-cell office:value-type="float" office:value="0.292682927">
                <text:p>0.292682927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561">
                <text:p>0.1561</text:p>
              </table:table-cell>
              <table:table-cell office:value-type="float" office:value="0.271777003">
                <text:p>0.271777003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485">
                <text:p>0.1485</text:p>
              </table:table-cell>
              <table:table-cell office:value-type="float" office:value="0.255695524">
                <text:p>0.255695524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324">
                <text:p>0.132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1118">
                <text:p>0.111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828">
                <text:p>0.082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465">
                <text:p>0.0465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157">
                <text:p>0.0157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35">
                <text:p>0.0035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0.143527205">
                <text:p>0.143527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22cm" svg:height="10.982cm" chart:class="chart:line" chart:column-mapping="0 2 1 3" chart:style-name="ch1">
        <chart:title svg:x="4.581cm" svg:y="0.22cm" chart:style-name="ch2">
          <text:p>Cluster-Size Variance vs Time</text:p>
        </chart:title>
        <chart:subtitle svg:x="5.084cm" svg:y="0.942cm" chart:style-name="ch3">
          <text:p>DiDiC &amp; Reference Algorithm</text:p>
        </chart:subtitle>
        <chart:legend chart:legend-position="end" svg:x="11.28cm" svg:y="4.143cm" chart:style-name="ch4"/>
        <chart:plot-area chart:style-name="ch5" table:cell-range-address="Sheet2.A13:Sheet2.C22 Sheet2.A12:Sheet2.C12 Sheet2.D12:Sheet2.E22" chart:data-source-has-labels="both" svg:x="0.407cm" svg:y="1.612cm" svg:width="10.516cm" svg:height="8.914cm">
          <chart:axis chart:dimension="x" chart:name="primary-x" chart:style-name="ch6">
            <chart:title svg:x="4.813cm" svg:y="10.173cm" chart:style-name="ch7">
              <text:p>DiDiC Iterations</text:p>
            </chart:title>
            <chart:categories table:cell-range-address="Sheet2.A13:Sheet2.A22"/>
            <chart:grid chart:style-name="ch8" chart:class="major"/>
          </chart:axis>
          <chart:axis chart:dimension="y" chart:name="primary-y" chart:style-name="ch9">
            <chart:title svg:x="0.305cm" svg:y="7.86cm" chart:style-name="ch10">
              <text:p>Size Variation as Percentage</text:p>
            </chart:title>
            <chart:grid chart:style-name="ch8" chart:class="major"/>
          </chart:axis>
          <chart:series chart:style-name="ch11" chart:values-cell-range-address="Sheet2.B13:Sheet2.B22" chart:label-cell-address="Sheet2.B12:Sheet2.B12" chart:class="chart:line">
            <chart:data-point chart:repeated="10"/>
          </chart:series>
          <chart:series chart:style-name="ch12" chart:values-cell-range-address="Sheet2.D13:Sheet2.D22" chart:label-cell-address="Sheet2.D12:Sheet2.D12" chart:class="chart:line">
            <chart:data-point chart:repeated="10"/>
          </chart:series>
          <chart:series chart:style-name="ch13" chart:values-cell-range-address="Sheet2.C13:Sheet2.C22" chart:label-cell-address="Sheet2.C12:Sheet2.C12" chart:class="chart:line">
            <chart:data-point chart:repeated="10"/>
          </chart:series>
          <chart:series chart:style-name="ch14" chart:values-cell-range-address="Sheet2.E13:Sheet2.E22" chart:label-cell-address="Sheet2.E12:Sheet2.E1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2:Sheet2.B12">Size Variance – DiDiC – 2</text:p>
              </table:table-cell>
              <table:table-cell office:value-type="string">
                <text:p text:id="Sheet2.D12:Sheet2.D12">Size Variance – DiDiC – 10</text:p>
              </table:table-cell>
              <table:table-cell office:value-type="string">
                <text:p text:id="Sheet2.C12:Sheet2.C12">Size Variance – Ref – 2</text:p>
              </table:table-cell>
              <table:table-cell office:value-type="string">
                <text:p text:id="Sheet2.E12:Sheet2.E12">Size Variance – Ref – 16</text:p>
              </table:table-cell>
            </table:table-row>
          </table:table-header-rows>
          <table:table-rows>
            <table:table-row>
              <table:table-cell office:value-type="string">
                <text:p text:id="Sheet2.A13:Sheet2.A22">0</text:p>
              </table:table-cell>
              <table:table-cell office:value-type="float" office:value="0.034655532">
                <text:p text:id="Sheet2.B13:Sheet2.B22">0.034655532</text:p>
              </table:table-cell>
              <table:table-cell office:value-type="float" office:value="0.036743215">
                <text:p text:id="Sheet2.D13:Sheet2.D22">0.036743215</text:p>
              </table:table-cell>
              <table:table-cell office:value-type="float" office:value="0.000417537">
                <text:p text:id="Sheet2.C13:Sheet2.C22">0.000417537</text:p>
              </table:table-cell>
              <table:table-cell office:value-type="float" office:value="0.001670146">
                <text:p text:id="Sheet2.E13:Sheet2.E22">0.001670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160752">
                <text:p>0.037160752</text:p>
              </table:table-cell>
              <table:table-cell office:value-type="float" office:value="0.080584551">
                <text:p>0.080584551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480167">
                <text:p>0.030480167</text:p>
              </table:table-cell>
              <table:table-cell office:value-type="float" office:value="0.101461378">
                <text:p>0.10146137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336117">
                <text:p>0.041336117</text:p>
              </table:table-cell>
              <table:table-cell office:value-type="float" office:value="0.119415449">
                <text:p>0.119415449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02714">
                <text:p>0.05302714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308977">
                <text:p>0.08308977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4217119">
                <text:p>0.22421711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8977035">
                <text:p>0.50897703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7891441">
                <text:p>0.787891441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997912">
                <text:p>0.91899791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